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3669c9"/>
    </style:style>
    <style:style style:name="P2" style:family="paragraph" style:parent-style-name="Standard">
      <style:text-properties officeooo:paragraph-rsid="043b317b"/>
    </style:style>
    <style:style style:name="P3" style:family="paragraph" style:parent-style-name="Standard">
      <style:text-properties officeooo:paragraph-rsid="04421e9e"/>
    </style:style>
    <style:style style:name="P4" style:family="paragraph" style:parent-style-name="Standard">
      <style:text-properties officeooo:paragraph-rsid="044707b9"/>
    </style:style>
    <style:style style:name="P5" style:family="paragraph" style:parent-style-name="Standard">
      <style:text-properties officeooo:paragraph-rsid="04497356"/>
    </style:style>
    <style:style style:name="P6" style:family="paragraph" style:parent-style-name="Standard">
      <style:text-properties officeooo:paragraph-rsid="044cce50"/>
    </style:style>
    <style:style style:name="P7" style:family="paragraph" style:parent-style-name="Standard">
      <style:text-properties officeooo:paragraph-rsid="0452780f"/>
    </style:style>
    <style:style style:name="P8" style:family="paragraph" style:parent-style-name="Standard">
      <style:text-properties officeooo:paragraph-rsid="045334f0"/>
    </style:style>
    <style:style style:name="P9" style:family="paragraph" style:parent-style-name="Standard">
      <style:text-properties officeooo:paragraph-rsid="04537b9c"/>
    </style:style>
    <style:style style:name="P10" style:family="paragraph" style:parent-style-name="Standard">
      <style:text-properties officeooo:paragraph-rsid="0455ceb5"/>
    </style:style>
    <style:style style:name="P11" style:family="paragraph" style:parent-style-name="Standard">
      <style:text-properties officeooo:paragraph-rsid="045dea67"/>
    </style:style>
    <style:style style:name="P12" style:family="paragraph" style:parent-style-name="Standard">
      <style:text-properties officeooo:paragraph-rsid="0469bf77"/>
    </style:style>
    <style:style style:name="P13" style:family="paragraph" style:parent-style-name="Standard">
      <style:text-properties officeooo:paragraph-rsid="046b940b"/>
    </style:style>
    <style:style style:name="P14" style:family="paragraph" style:parent-style-name="Standard">
      <style:text-properties officeooo:paragraph-rsid="04553ece"/>
    </style:style>
    <style:style style:name="P15" style:family="paragraph" style:parent-style-name="Standard">
      <style:text-properties officeooo:paragraph-rsid="047226ae"/>
    </style:style>
    <style:style style:name="P16" style:family="paragraph" style:parent-style-name="Standard">
      <style:text-properties officeooo:paragraph-rsid="04755fe1"/>
    </style:style>
    <style:style style:name="P17" style:family="paragraph" style:parent-style-name="Standard" style:list-style-name="L1">
      <style:text-properties officeooo:paragraph-rsid="043f4310"/>
    </style:style>
    <style:style style:name="P18" style:family="paragraph" style:parent-style-name="Standard" style:list-style-name="L2">
      <style:text-properties officeooo:paragraph-rsid="04512b4d"/>
    </style:style>
    <style:style style:name="P19" style:family="paragraph" style:parent-style-name="Standard">
      <style:text-properties officeooo:paragraph-rsid="0434a96e"/>
    </style:style>
    <style:style style:name="P20" style:family="paragraph" style:parent-style-name="Standard">
      <style:text-properties officeooo:paragraph-rsid="0475c2fa"/>
    </style:style>
    <style:style style:name="P21" style:family="paragraph" style:parent-style-name="Standard">
      <style:text-properties officeooo:paragraph-rsid="0478e529"/>
    </style:style>
    <style:style style:name="P22" style:family="paragraph" style:parent-style-name="Standard">
      <style:text-properties officeooo:paragraph-rsid="043669c9"/>
    </style:style>
    <style:style style:name="P23" style:family="paragraph" style:parent-style-name="Standard">
      <style:text-properties officeooo:paragraph-rsid="047b3611"/>
    </style:style>
    <style:style style:name="P24" style:family="paragraph" style:parent-style-name="Standard">
      <style:text-properties officeooo:paragraph-rsid="047c54f4"/>
    </style:style>
    <style:style style:name="P25" style:family="paragraph" style:parent-style-name="Standard">
      <style:text-properties officeooo:paragraph-rsid="047fd60e"/>
    </style:style>
    <style:style style:name="P26" style:family="paragraph" style:parent-style-name="Standard">
      <style:text-properties officeooo:paragraph-rsid="04503361"/>
    </style:style>
    <style:style style:name="P27" style:family="paragraph" style:parent-style-name="Standard">
      <style:text-properties officeooo:paragraph-rsid="04826941"/>
    </style:style>
    <style:style style:name="P28" style:family="paragraph" style:parent-style-name="Standard">
      <style:text-properties officeooo:paragraph-rsid="045dea67"/>
    </style:style>
    <style:style style:name="P29" style:family="paragraph" style:parent-style-name="Standard">
      <style:text-properties officeooo:paragraph-rsid="04840b4c"/>
    </style:style>
    <style:style style:name="P30" style:family="paragraph" style:parent-style-name="Standard">
      <style:text-properties officeooo:paragraph-rsid="0486150d"/>
    </style:style>
    <style:style style:name="P31" style:family="paragraph" style:parent-style-name="Text_20_body" style:list-style-name="L3"/>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3">
      <style:paragraph-properties fo:margin-top="0cm" fo:margin-bottom="0cm" loext:contextual-spacing="false"/>
      <style:text-properties fo:color="#ff0000"/>
    </style:style>
    <style:style style:name="T1" style:family="text">
      <style:text-properties fo:color="#000000" style:text-line-through-style="none" style:text-line-through-type="none" style:font-name="Calibri" fo:font-size="9pt" style:text-underline-style="none" fo:font-weight="normal" officeooo:rsid="0434a9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3669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421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4614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55c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69bf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6b94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6d0a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48269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4861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Calibri" fo:font-size="9pt" style:text-underline-style="none" fo:font-weight="bold" officeooo:rsid="04503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 style:family="text">
      <style:text-properties fo:color="#000000" style:text-line-through-style="none" style:text-line-through-type="none" style:font-name="Calibri" fo:font-size="9pt" style:text-underline-style="none" fo:font-weight="bold" officeooo:rsid="047c54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 style:family="text">
      <style:text-properties fo:color="#000000" style:text-line-through-style="none" style:text-line-through-type="none" style:font-name="Calibri" fo:font-size="9pt" style:text-underline-style="none" fo:font-weight="bold" officeooo:rsid="047fd6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000000" style:text-line-through-style="none" style:text-line-through-type="none" style:font-name="Calibri" fo:font-size="9pt" style:text-underline-style="none" fo:font-weight="bold" officeooo:rsid="0434a9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000000" style:text-line-through-style="none" style:text-line-through-type="none" style:font-name="Calibri" fo:font-size="9pt" style:text-underline-style="none" fo:font-weight="bold" officeooo:rsid="048615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000000" style:text-line-through-style="none" style:text-line-through-type="none" style:font-name="Calibri" fo:font-size="9pt" style:text-underline-style="none" officeooo:rsid="047fd60e" style:text-blinking="false" fo:background-color="#ffffff" loext:char-shading-value="0" style:font-name-asian="Times New Roman1" style:font-size-asian="9pt" style:font-name-complex="Arial" style:font-size-complex="9pt" loext:padding="0cm" loext:border="none"/>
    </style:style>
    <style:style style:name="T44" style:family="text">
      <style:text-properties fo:color="#000000" style:text-line-through-style="none" style:text-line-through-type="none" style:font-name="Calibri" fo:font-size="9pt" style:text-underline-style="none" officeooo:rsid="04503361" style:text-blinking="false" fo:background-color="#ffffff" loext:char-shading-value="0" style:font-name-asian="Times New Roman1" style:font-size-asian="9pt" style:font-name-complex="Arial" style:font-size-complex="9pt" loext:padding="0cm" loext:border="none"/>
    </style:style>
    <style:style style:name="T45" style:family="text">
      <style:text-properties fo:color="#000000" style:text-line-through-style="none" style:text-line-through-type="none" style:font-name="Calibri" fo:font-size="9pt" style:text-underline-style="none" officeooo:rsid="0434a96e" style:text-blinking="false" fo:background-color="#ffffff" loext:char-shading-value="0" style:font-name-asian="Times New Roman1" style:font-size-asian="9pt" style:font-name-complex="Arial" style:font-size-complex="9pt" loext:padding="0cm" loext:border="none"/>
    </style:style>
    <style:style style:name="T46" style:family="text">
      <style:text-properties fo:color="#000000" style:text-line-through-style="none" style:text-line-through-type="none" style:font-name="Calibri" fo:font-size="9pt" style:text-underline-style="none" officeooo:rsid="0486150d" style:text-blinking="false" fo:background-color="#ffffff" loext:char-shading-value="0" style:font-name-asian="Times New Roman1" style:font-size-asian="9pt" style:font-name-complex="Arial" style:font-size-complex="9pt" loext:padding="0cm" loext:border="none"/>
    </style:style>
    <style:style style:name="T47" style:family="text">
      <style:text-properties fo:color="#000000" style:text-line-through-style="none" style:text-line-through-type="none" style:font-name="Calibri" style:text-underline-style="none" fo:font-weight="bold" officeooo:rsid="047fd60e" style:text-blinking="false" fo:background-color="#ffffff" loext:char-shading-value="0" style:font-name-asian="Times New Roman1" style:font-weight-asian="bold" style:font-name-complex="Arial" style:font-weight-complex="bold" loext:padding="0cm" loext:border="none"/>
    </style:style>
    <style:style style:name="T48" style:family="text">
      <style:text-properties fo:color="#000000" style:text-line-through-style="none" style:text-line-through-type="none" style:font-name="Calibri" fo:font-size="11pt" style:text-underline-style="none" fo:font-weight="bold" officeooo:rsid="0475c2fa"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49" style:family="text">
      <style:text-properties fo:color="#000000" style:text-line-through-style="none" style:text-line-through-type="none" style:font-name="Calibri" fo:font-size="11pt" style:text-underline-style="none" fo:font-weight="bold" officeooo:rsid="047b3611"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50" style:family="text">
      <style:text-properties fo:color="#000000" style:text-line-through-style="none" style:text-line-through-type="none" style:font-name="Calibri" fo:font-size="11pt" style:text-underline-style="none" fo:font-weight="bold" officeooo:rsid="047fd60e"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51" style:family="text">
      <style:text-properties fo:color="#ff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52" style:family="text">
      <style:text-properties fo:color="#ff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ff0000" style:text-line-through-style="none" style:text-line-through-type="none" style:font-name="Calibri" fo:font-size="9pt" style:text-underline-style="none" fo:font-weight="normal" officeooo:rsid="045e0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ff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ff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ff0000" style:text-line-through-style="none" style:text-line-through-type="none" style:font-name="Calibri" fo:font-size="9pt" style:text-underline-style="none" fo:font-weight="normal" officeooo:rsid="04553e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ff0000" style:text-line-through-style="none" style:text-line-through-type="none" style:font-name="Calibri" fo:font-size="9pt" style:text-underline-style="none" fo:font-weight="normal" officeooo:rsid="04722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ff0000" style:text-line-through-style="none" style:text-line-through-type="none" style:font-name="Calibri" fo:font-size="9pt" style:text-underline-style="none" fo:font-weight="normal" officeooo:rsid="04737e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ff0000" style:text-line-through-style="none" style:text-line-through-type="none" style:font-name="Calibri" fo:font-size="9pt" style:text-underline-style="none" fo:font-weight="normal" officeooo:rsid="04840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ff0000" style:text-line-through-style="none" style:text-line-through-type="none" style:font-name="Calibri" fo:font-size="9pt" style:text-underline-style="none" fo:font-weight="bold" officeooo:rsid="0434a9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2" style:family="text">
      <style:text-properties fo:color="#ff0000" style:text-line-through-style="none" style:text-line-through-type="none" style:font-name="Calibri" fo:font-size="9pt" style:text-underline-style="none" fo:font-weight="bold" officeooo:rsid="048615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3" style:family="text">
      <style:text-properties style:text-line-through-style="none" style:text-line-through-type="none" style:font-name="Calibri" fo:font-size="9pt" style:text-underline-style="none" fo:font-weight="bold" officeooo:rsid="0434a9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4" style:family="text">
      <style:text-properties style:text-line-through-style="none" style:text-line-through-type="none" style:font-name="Calibri" fo:font-size="9pt" style:text-underline-style="none" fo:font-weight="bold" officeooo:rsid="0486150d"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2">Tweeting: Sending a tweet,</text:span></text:span></text:p>
      <text:p text:style-name="P2"><text:span text:style-name="Source_20_Text"><text:span text:style-name="T3">Timeline:</text:span></text:span></text:p>
      <text:list xml:id="list5612102767419502203" text:style-name="L1">
        <text:list-item>
          <text:p text:style-name="P17"><text:span text:style-name="Source_20_Text"><text:span text:style-name="T8">user</text:span></text:span><text:span text:style-name="Source_20_Text"><text:span text:style-name="T6"> timeline: </text:span></text:span><text:span text:style-name="Source_20_Text"><text:span text:style-name="T7">Here I see my tweets and the tweets which I retweeted </text:span></text:span><text:span text:style-name="Source_20_Text"><text:span text:style-name="T11">(easy to design)</text:span></text:span><text:span text:style-name="Source_20_Text"><text:span text:style-name="T7">,</text:span></text:span></text:p>
        </text:list-item>
        <text:list-item>
          <text:p text:style-name="P17"><text:span text:style-name="Source_20_Text"><text:span text:style-name="T6">home timeline:</text:span></text:span><text:span text:style-name="Source_20_Text"><text:span text:style-name="T3"> </text:span></text:span><text:span text:style-name="Source_20_Text"><text:span text:style-name="T4">Where </text:span></text:span><text:span text:style-name="Source_20_Text"><text:span text:style-name="T9">I</text:span></text:span><text:span text:style-name="Source_20_Text"><text:span text:style-name="T4"> see other people tweets to whom </text:span></text:span><text:span text:style-name="Source_20_Text"><text:span text:style-name="T9">I</text:span></text:span><text:span text:style-name="Source_20_Text"><text:span text:style-name="T4"> follow and the tweets of those persons to whom </text:span></text:span><text:span text:style-name="Source_20_Text"><text:span text:style-name="T9">I</text:span></text:span><text:span text:style-name="Source_20_Text"><text:span text:style-name="T4"> don’t follow directly but </text:span></text:span><text:span text:style-name="Source_20_Text"><text:span text:style-name="T5">somebody else of the people </text:span></text:span><text:span text:style-name="Source_20_Text"><text:span text:style-name="T9">I</text:span></text:span><text:span text:style-name="Source_20_Text"><text:span text:style-name="T5"> follow</text:span></text:span><text:span text:style-name="Source_20_Text"><text:span text:style-name="T4"> reacted on </text:span></text:span><text:span text:style-name="Source_20_Text"><text:span text:style-name="T5">that tweet </text:span></text:span><text:span text:style-name="Source_20_Text"><text:span text:style-name="T11">(difficult to design)</text:span></text:span><text:span text:style-name="Source_20_Text"><text:span text:style-name="T4">,</text:span></text:span></text:p>
        </text:list-item>
      </text:list>
      <text:p text:style-name="P3"><text:span text:style-name="Source_20_Text"><text:span text:style-name="T12">Following: </text:span></text:span><text:span text:style-name="Source_20_Text"><text:span text:style-name="T13">I have my profile and I click following someone else’s profile and I want to see his tweets in my home timeline,</text:span></text:span></text:p>
      <text:p text:style-name="P3"><text:span text:style-name="Source_20_Text"><text:span text:style-name="T13"/></text:span></text:p>
      <text:p text:style-name="P4"><text:span text:style-name="Source_20_Text"><text:span text:style-name="T14">Basic design: </text:span></text:span><text:span text:style-name="Source_20_Text"><text:span text:style-name="T33">u</text:span></text:span><text:span text:style-name="Source_20_Text"><text:span text:style-name="T14">ser_</text:span></text:span><text:span text:style-name="Source_20_Text"><text:span text:style-name="T33">details_</text:span></text:span><text:span text:style-name="Source_20_Text"><text:span text:style-name="T14">table, tweet_table, </text:span></text:span><text:span text:style-name="Source_20_Text"><text:span text:style-name="T33">user_</text:span></text:span><text:span text:style-name="Source_20_Text"><text:span text:style-name="T15">follower_table,</text:span></text:span></text:p>
      <text:p text:style-name="P4"><text:span text:style-name="Source_20_Text"><text:span text:style-name="T14">Simple query for user-timeline that provide all tweets of this person in chronological order</text:span></text:span></text:p>
      <text:p text:style-name="P4"><text:span text:style-name="Source_20_Text"><text:span text:style-name="T14">Complex and time-taking query for home-timeline that provide all tweets of all the persons to whom I follow in chronological order, (if they have reacted on someone else’s tweets, tag that tweet also). </text:span></text:span><text:span text:style-name="Source_20_Text"><text:span text:style-name="T15">This will be a very time-taking query which will need to be run everytime when an user accesses his home time-line and after some time sharding or indexing is also not going to work well.</text:span></text:span></text:p>
      <text:p text:style-name="P4"><text:span text:style-name="Source_20_Text"><text:span text:style-name="T14"/></text:span></text:p>
      <text:p text:style-name="P5"><text:span text:style-name="Source_20_Text"><text:span text:style-name="T35">Important trade-offs of the architecture,</text:span></text:span></text:p>
      <text:p text:style-name="P6"><text:span text:style-name="Source_20_Text"><text:span text:style-name="T35">Why this architecture is selected:</text:span></text:span></text:p>
      <text:list xml:id="list7294945140075577184" text:style-name="L2">
        <text:list-item>
          <text:p text:style-name="P18"><text:span text:style-name="Source_20_Text"><text:span text:style-name="T16">because of read-heaviness,</text:span></text:span></text:p>
        </text:list-item>
        <text:list-item>
          <text:p text:style-name="P18"><text:span text:style-name="Source_20_Text"><text:span text:style-name="T17">no problem with eventual consistency,</text:span></text:span></text:p>
        </text:list-item>
        <text:list-item>
          <text:p text:style-name="P18"><text:span text:style-name="Source_20_Text"><text:span text:style-name="T18">mainly dealing with characters (140) </text:span></text:span><text:span text:style-name="Source_20_Text"><text:span text:style-name="T19">so space is not a very big problem,</text:span></text:span></text:p>
        </text:list-item>
      </text:list>
      <text:p text:style-name="P26"><text:span text:style-name="Source_20_Text"><text:span text:style-name="T36"/></text:span></text:p>
      <text:p text:style-name="P27"><text:a xlink:type="simple" xlink:href="https://www.youtube.com/watch?v=KmAyPUv9gOY" text:style-name="Internet_20_link" text:visited-style-name="Visited_20_Internet_20_Link"><text:span text:style-name="Source_20_Text"><text:span text:style-name="T61">https://www.youtube.com/watch?v=KmAyPUv9gOY</text:span></text:span></text:a></text:p>
      <text:p text:style-name="P30"><text:a xlink:type="simple" xlink:href="https://github.com/donnemartin/system-design-primer/blob/master/solutions/system_design/twitter/README.md" text:style-name="Internet_20_link" text:visited-style-name="Visited_20_Internet_20_Link"><text:span text:style-name="Source_20_Text"><text:span text:style-name="T62"/></text:span></text:a></text:p>
      <text:p text:style-name="P30"><text:a xlink:type="simple" xlink:href="https://github.com/donnemartin/system-design-primer/blob/master/solutions/system_design/twitter/README.md" text:style-name="Internet_20_link" text:visited-style-name="Visited_20_Internet_20_Link"><text:span text:style-name="Source_20_Text"><text:span text:style-name="T62">https://github.com/donnemartin/system-design-primer/blob/master/solutions/system_design/twitter/README.md</text:span></text:span></text:a></text:p>
      <text:p text:style-name="P30"><text:span text:style-name="Source_20_Text"><text:span text:style-name="T62"/></text:span></text:p>
      <text:p text:style-name="P27"><text:span text:style-name="Source_20_Text"><text:span text:style-name="T48">Tables:</text:span></text:span></text:p>
      <text:p text:style-name="P27"><text:span text:style-name="Source_20_Text"><text:span text:style-name="T37">user_details_table:</text:span></text:span><text:span text:style-name="Source_20_Text"><text:span text:style-name="T27"> user_id, isCelebrity</text:span></text:span><text:span text:style-name="Source_20_Text"><text:span text:style-name="T28">(0/1)</text:span></text:span><text:span text:style-name="Source_20_Text"><text:span text:style-name="T27">, </text:span></text:span><text:span text:style-name="Source_20_Text"><text:span text:style-name="T29">isH</text:span></text:span><text:span text:style-name="Source_20_Text"><text:span text:style-name="T27">ide</text:span></text:span><text:span text:style-name="Source_20_Text"><text:span text:style-name="T29">R</text:span></text:span><text:span text:style-name="Source_20_Text"><text:span text:style-name="T27">etweets</text:span></text:span><text:span text:style-name="Source_20_Text"><text:span text:style-name="T28">(0/1)</text:span></text:span><text:span text:style-name="Source_20_Text"><text:span text:style-name="T27">, </text:span></text:span><text:span text:style-name="Source_20_Text"><text:span text:style-name="T29">isH</text:span></text:span><text:span text:style-name="Source_20_Text"><text:span text:style-name="T27">ide</text:span></text:span><text:span text:style-name="Source_20_Text"><text:span text:style-name="T29">R</text:span></text:span><text:span text:style-name="Source_20_Text"><text:span text:style-name="T27">eply</text:span></text:span><text:span text:style-name="Source_20_Text"><text:span text:style-name="T28">(0/1)</text:span></text:span><text:span text:style-name="Source_20_Text"><text:span text:style-name="T27">, i</text:span></text:span><text:span text:style-name="Source_20_Text"><text:span text:style-name="T29">sHi</text:span></text:span><text:span text:style-name="Source_20_Text"><text:span text:style-name="T27">deL</text:span></text:span><text:span text:style-name="Source_20_Text"><text:span text:style-name="T29">i</text:span></text:span><text:span text:style-name="Source_20_Text"><text:span text:style-name="T27">kes</text:span></text:span><text:span text:style-name="Source_20_Text"><text:span text:style-name="T28">(0/1)</text:span></text:span><text:span text:style-name="Source_20_Text"><text:span text:style-name="T27">,</text:span></text:span></text:p>
      <text:p text:style-name="P27"><text:span text:style-name="Source_20_Text"><text:span text:style-name="T37">user_follower_table:</text:span></text:span><text:span text:style-name="Source_20_Text"><text:span text:style-name="T27"> user_id, follower_id</text:span></text:span></text:p>
      <text:p text:style-name="P27"><text:span text:style-name="Source_20_Text"><text:span text:style-name="T38">tweet_table:</text:span></text:span><text:span text:style-name="Source_20_Text"><text:span text:style-name="T28"> tweet_id, </text:span></text:span><text:span text:style-name="Source_20_Text"><text:span text:style-name="T29">tweet_type (</text:span></text:span><text:span text:style-name="Source_20_Text"><text:span text:style-name="T30">1-original, 2-retweet, 3-reply, 4-like</text:span></text:span><text:span text:style-name="Source_20_Text"><text:span text:style-name="T29">), </text:span></text:span><text:span text:style-name="Source_20_Text"><text:span text:style-name="T30">original_tweet_id, tweet, user_id, timestamp, no_of_retweets, no_of_reply, no_of_likes,</text:span></text:span></text:p>
      <text:p text:style-name="P27"><text:span text:style-name="Source_20_Text"><text:span text:style-name="T32"/></text:span></text:p>
      <text:p text:style-name="P27"><text:span text:style-name="Source_20_Text"><text:span text:style-name="T50">If I follows someone, then if he is a celebrity then he will be added in my leader’s set and if he is not then I will be added in his follower’s list.</text:span></text:span></text:p>
      <text:p text:style-name="P27"><text:span text:style-name="Source_20_Text"><text:span text:style-name="T32"/></text:span></text:p>
      <text:p text:style-name="P27"><text:span text:style-name="Source_20_Text"><text:span text:style-name="T49">Maintain user’s cache for every user with the following type of user object:</text:span></text:span></text:p>
      <text:p text:style-name="P27"><text:span text:style-name="Source_20_Text"><text:span text:style-name="T39">User:</text:span></text:span><text:span text:style-name="Source_20_Text"><text:span text:style-name="T31"> user_id, follower_list, leader_set, </text:span></text:span><text:span text:style-name="Source_20_Text"><text:span text:style-name="T29">isH</text:span></text:span><text:span text:style-name="Source_20_Text"><text:span text:style-name="T27">ide</text:span></text:span><text:span text:style-name="Source_20_Text"><text:span text:style-name="T29">R</text:span></text:span><text:span text:style-name="Source_20_Text"><text:span text:style-name="T27">etweets, </text:span></text:span><text:span text:style-name="Source_20_Text"><text:span text:style-name="T29">isH</text:span></text:span><text:span text:style-name="Source_20_Text"><text:span text:style-name="T27">ide</text:span></text:span><text:span text:style-name="Source_20_Text"><text:span text:style-name="T29">R</text:span></text:span><text:span text:style-name="Source_20_Text"><text:span text:style-name="T27">eply, i</text:span></text:span><text:span text:style-name="Source_20_Text"><text:span text:style-name="T29">sHi</text:span></text:span><text:span text:style-name="Source_20_Text"><text:span text:style-name="T27">deL</text:span></text:span><text:span text:style-name="Source_20_Text"><text:span text:style-name="T29">i</text:span></text:span><text:span text:style-name="Source_20_Text"><text:span text:style-name="T27">kes,</text:span></text:span></text:p>
      <text:p text:style-name="P27"><text:span text:style-name="Source_20_Text"><text:span text:style-name="T2"/></text:span></text:p>
      <text:p text:style-name="P29"><text:span text:style-name="Strong_20_Emphasis"><text:span text:style-name="T51">User</text:span></text:span><text:span text:style-name="Source_20_Text"><text:span text:style-name="T52"> posts a tweet: </text:span></text:span><text:span text:style-name="Strong_20_Emphasis"><text:span text:style-name="T51">Service</text:span></text:span><text:span text:style-name="Source_20_Text"><text:span text:style-name="T52"> pushes tweets to follower’s </text:span></text:span><text:span text:style-name="Source_20_Text"><text:span text:style-name="T60">home time line</text:span></text:span><text:span text:style-name="Source_20_Text"><text:span text:style-name="T52">, sending push notifications and emails</text:span></text:span></text:p>
      <text:p text:style-name="P29"><text:span text:style-name="Source_20_Text"><text:span text:style-name="T53"/></text:span></text:p>
      <text:p text:style-name="P29"><text:span text:style-name="Source_20_Text"><text:span text:style-name="T36">a user time-line will be present only on 3 redis machines out of thousand of redis machines, so load-balancer somehow needs to know that on which three machines user’s time-line is present.</text:span></text:span></text:p>
      <text:p text:style-name="P7"><text:span text:style-name="Source_20_Text"><text:span text:style-name="T20">This can be done by some pretty fast hash-lookup.</text:span></text:span></text:p>
      <text:p text:style-name="P7"><text:span text:style-name="Source_20_Text"><text:span text:style-name="T20"/></text:span></text:p>
      <text:p text:style-name="P8"><text:span text:style-name="Source_20_Text"><text:span text:style-name="T21">Follow-up topics:</text:span></text:span></text:p>
      <text:p text:style-name="P8"><text:span text:style-name="Source_20_Text"><text:span text:style-name="T21">search pipeline such as elastic search,</text:span></text:span></text:p>
      <text:p text:style-name="P9"><text:span text:style-name="Source_20_Text"><text:span text:style-name="T56">notifications,</text:span></text:span></text:p>
      <text:p text:style-name="P14"><text:span text:style-name="Source_20_Text"><text:span text:style-name="T57">push-notifications,</text:span></text:span></text:p>
      <text:p text:style-name="P15"><text:span text:style-name="Source_20_Text"><text:span text:style-name="T58">Like (all the tweets liked by m</text:span></text:span><text:span text:style-name="Source_20_Text"><text:span text:style-name="T59">e</text:span></text:span><text:span text:style-name="Source_20_Text"><text:span text:style-name="T58"> should be shown in my </text:span></text:span><text:span text:style-name="Source_20_Text"><text:span text:style-name="T59">follower’s </text:span></text:span><text:span text:style-name="Source_20_Text"><text:span text:style-name="T58">time-line),</text:span></text:span></text:p>
      <text:p text:style-name="P10"><text:span text:style-name="Source_20_Text"><text:span text:style-name="T22">how to incorporate advertisement: </text:span></text:span><text:span text:style-name="Source_20_Text"><text:span text:style-name="T23">as all the social networks know about the customers, their preferences, the product they are interested in, how to ingest that analytics data and place effective advertisement tweets in the timeline,</text:span></text:span></text:p>
      <text:p text:style-name="P5"><text:span text:style-name="Source_20_Text"><text:span text:style-name="T16"/></text:span></text:p>
      <text:p text:style-name="P11"><text:span text:style-name="Source_20_Text"><text:span text:style-name="T53">What is a firehose </text:span></text:span><text:span text:style-name="Source_20_Text"><text:span text:style-name="T54">api?</text:span></text:span></text:p>
      <text:p text:style-name="P11"><text:span text:style-name="Source_20_Text"><text:span text:style-name="T53">The firehose API is a steady stream of all available data from a source in realtime –  a giant spigot that delivers data to any number of subscribers at a time. The stream is constant, delivering new, updated data as it happens.</text:span></text:span></text:p>
      <text:p text:style-name="P11"><text:span text:style-name="Strong_20_Emphasis"><text:span text:style-name="T53">The most well known firehose API is the Twitter firehose, an API that delivers 100% of tweets to end users in realtime. At an average of 5,700 tweets per second, the Twitter firehose represents the massive volume of data that can stream over a data firehose.</text:span></text:span></text:p>
      <text:p text:style-name="P11"><text:span text:style-name="Strong_20_Emphasis"><text:span text:style-name="T53">Other than Twitter, there are thousands of other use cases for the data firehose. Pretty much any source of data can be turned into a stream, including:</text:span></text:span></text:p>
      <text:p text:style-name="P11"><text:span text:style-name="Strong_20_Emphasis"><text:span text:style-name="T53">Weather and temperature data</text:span></text:span></text:p>
      <text:p text:style-name="P11"><text:soft-page-break/><text:span text:style-name="Strong_20_Emphasis"><text:span text:style-name="T53">Stock quote prices</text:span></text:span></text:p>
      <text:p text:style-name="P11"><text:span text:style-name="Strong_20_Emphasis"><text:span text:style-name="T53">Public transportation time and location data</text:span></text:span></text:p>
      <text:p text:style-name="P11"><text:span text:style-name="Strong_20_Emphasis"><text:span text:style-name="T53">RSS and blog feeds</text:span></text:span></text:p>
      <text:p text:style-name="P11"><text:span text:style-name="Strong_20_Emphasis"><text:span text:style-name="T53">Multiplayer game player position and state</text:span></text:span></text:p>
      <text:p text:style-name="P11"><text:span text:style-name="Strong_20_Emphasis"><text:span text:style-name="T53">Internet of Things sensor network data</text:span></text:span></text:p>
      <text:p text:style-name="P11"><text:span text:style-name="Strong_20_Emphasis"><text:span text:style-name="T53">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53">), however, they don’t stream this data in realtime. Updates are pushed sometimes minutes after they actually happen, or these apps are static. And what good is data if it’s outdated?</text:span></text:span></text:p>
      <text:p text:style-name="P11"><text:span text:style-name="Strong_20_Emphasis"><text:span text:style-name="T53">That’s where firehosing this data comes into play, and we can see why it’s so powerful.</text:span></text:span></text:p>
      <text:p text:style-name="P3"><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1-17T01:37:17.519269544</dc:date>
    <meta:editing-duration>P12DT3H6M40S</meta:editing-duration>
    <meta:editing-cycles>1107</meta:editing-cycles>
    <meta:document-statistic meta:table-count="0" meta:image-count="0" meta:object-count="0" meta:page-count="2" meta:paragraph-count="43" meta:word-count="633" meta:character-count="4083" meta:non-whitespace-character-count="3496"/>
  </office:meta>
</office:document-meta>
</file>